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16pt" style:font-size-asian="16pt" style:font-size-complex="16pt"/>
    </style:style>
    <style:style style:name="P2" style:family="paragraph" style:list-style-name="L1">
      <style:text-properties style:font-name="Andale Mono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  <style:style style:name="T3" style:family="text">
      <style:text-properties fo:font-weight="normal" fo:background-color="#ffff00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07931199" text:style-name="L1">
        <text:list-item>
          <text:p><text:span text:style-name="T1">6</text:span> 4 3 5 3 6 2 6 1 1 </text:p>
        </text:list-item>
        <text:list-item>
          <text:p><text:span text:style-name="T1">5</text:span> 6 3 3 2 1 6 1 4 6</text:p>
        </text:list-item>
        <text:list-item>
          <text:p><text:span text:style-name="T1">3</text:span> 5 6 6 4 1 1 6 2 3 </text:p>
        </text:list-item>
        <text:list-item>
          <text:p><text:span text:style-name="T1">2</text:span> 1 4 6 3 3 6 1 6 5 </text:p>
        </text:list-item>
        <text:list-item>
          <text:p><text:span text:style-name="T1">6</text:span> 6 3 4 2 5 1 3 6 1 </text:p>
        </text:list-item>
        <text:list-item>
          <text:p><text:span text:style-name="T1">1</text:span> 6 5 1 3 2 4 6 6 3 </text:p>
        </text:list-item>
        <text:list-item>
          <text:p><text:span text:style-name="T3">1</text:span> <text:span text:style-name="T1">6</text:span> 1 5 2 3 6 4 3 6 </text:p>
        </text:list-item>
        <text:list-item>
          <text:p><text:span text:style-name="T2">5</text:span> <text:span text:style-name="T3">6</text:span> <text:span text:style-name="T1">1</text:span> 1 3 2 4 6 3 6 </text:p>
        </text:list-item>
        <text:list-item>
          <text:p><text:span text:style-name="T2">6</text:span> <text:span text:style-name="T3">3</text:span> <text:span text:style-name="T2">6</text:span> <text:span text:style-name="T2">5</text:span> <text:span text:style-name="T1">4</text:span> 2 6 3 1 1</text:p>
        </text:list-item>
        <text:list-item>
          <text:p><text:span text:style-name="T3">6</text:span> <text:span text:style-name="T2">6</text:span> <text:span text:style-name="T2">6</text:span> <text:span text:style-name="T1">3</text:span> 5 4 1 2 1 3</text:p>
        </text:list-item>
      </text:list>
      <text:p text:style-name="P1"/>
      <text:p text:style-name="P1"/>
      <text:list xml:id="list1364861518" text:continue-list="list1607931199" text:style-name="L1">
        <text:list-item text:start-value="1">
          <text:p>10 <text:span text:style-name="T1">8</text:span> <text:span text:style-name="T1">6</text:span> 4 3 2 1 9 <text:span text:style-name="T3">7</text:span> 5 <text:tab/>2</text:p>
        </text:list-item>
        <text:list-item>
          <text:p>7 1 3 6 10 5 9 2 <text:span text:style-name="T1">4</text:span> 8 <text:tab/>1</text:p>
        </text:list-item>
        <text:list-item>
          <text:p><text:span text:style-name="T1">10</text:span> 7 6 4 5 1 <text:span text:style-name="T1">3</text:span> 8 <text:span text:style-name="T3">9</text:span> 2 <text:tab/>2</text:p>
        </text:list-item>
        <text:list-item>
          <text:p>10 7 6 4 1 5 <text:span text:style-name="T1">9</text:span> 8 3 2 <text:tab/>1</text:p>
        </text:list-item>
        <text:list-item>
          <text:p>7 3 <text:span text:style-name="T1">2</text:span> 4 5 9 8 1 6 10 <text:tab/>1</text:p>
        </text:list-item>
        <text:list-item>
          <text:p><text:span text:style-name="T1">1</text:span> 4 <text:span text:style-name="T1">5</text:span> <text:span text:style-name="T1">7</text:span> <text:span text:style-name="T3">10</text:span> <text:span text:style-name="T3">8</text:span> 9 3 2 6<text:tab/>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04:17:10</meta:creation-date>
    <dc:date>2014-03-18T16:45:40</dc:date>
    <meta:editing-duration>PT5M10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6" meta:word-count="182" meta:character-count="367" meta:non-whitespace-character-count="205"/>
  </office:meta>
</office:document-meta>
</file>